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7cefa" draw:textarea-horizontal-align="justify" draw:textarea-vertical-align="middle" draw:auto-grow-height="false" fo:min-height="1.782cm" fo:min-width="8.26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007cm"/>
      <style:paragraph-properties style:writing-mode="lr-tb"/>
    </style:style>
    <style:style style:name="gr4" style:family="graphic" style:parent-style-name="standard">
      <style:graphic-properties svg:stroke-color="#000000" draw:fill-color="#87cefa" draw:textarea-horizontal-align="justify" draw:textarea-vertical-align="middle" draw:auto-grow-height="false" fo:min-height="1.782cm" fo:min-width="2.548cm"/>
      <style:paragraph-properties style:writing-mode="lr-tb"/>
    </style:style>
    <style:style style:name="gr5" style:family="graphic" style:parent-style-name="standard">
      <style:graphic-properties svg:stroke-color="#000000" draw:fill-color="#f0e68c" draw:textarea-horizontal-align="justify" draw:textarea-vertical-align="middle" draw:auto-grow-height="false" fo:min-height="1.233cm" fo:min-width="1.596cm"/>
      <style:paragraph-properties style:writing-mode="lr-tb"/>
    </style:style>
    <style:style style:name="gr6" style:family="graphic" style:parent-style-name="standard">
      <style:graphic-properties svg:stroke-color="#000000" draw:fill-color="#87cefa" draw:textarea-horizontal-align="justify" draw:textarea-vertical-align="middle" draw:auto-grow-height="false" fo:min-height="1.782cm" fo:min-width="5.048cm"/>
      <style:paragraph-properties style:writing-mode="lr-tb"/>
    </style:style>
    <style:style style:name="gr7" style:family="graphic" style:parent-style-name="standard">
      <style:graphic-properties svg:stroke-color="#000000" draw:fill-color="#f0e68c" draw:textarea-horizontal-align="justify" draw:textarea-vertical-align="middle" draw:auto-grow-height="false" fo:min-height="1.233cm" fo:min-width="1.9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9" style:family="graphic" style:parent-style-name="standard">
      <style:graphic-properties svg:stroke-color="#000000" draw:fill-color="#90ee90" draw:textarea-horizontal-align="justify" draw:textarea-vertical-align="middle" draw:auto-grow-height="false" fo:min-height="3.687cm" fo:min-width="6.227cm"/>
      <style:paragraph-properties style:writing-mode="lr-tb"/>
    </style:style>
    <style:style style:name="gr10" style:family="graphic" style:parent-style-name="standard">
      <style:graphic-properties svg:stroke-color="#000000" draw:fill-color="#ee82ee" draw:textarea-horizontal-align="justify" draw:textarea-vertical-align="middle" draw:auto-grow-height="false" fo:min-height="3.687cm" fo:min-width="6.227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4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90ee90" draw:textarea-horizontal-align="justify" draw:textarea-vertical-align="middle" draw:auto-grow-height="false" fo:min-height="3.687cm" fo:min-width="6.22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2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1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4.354cm"/>
      <style:paragraph-properties style:writing-mode="lr-tb"/>
    </style:style>
    <style:style style:name="gr22" style:family="graphic" style:parent-style-name="standard">
      <style:graphic-properties svg:stroke-color="#000000" draw:fill-color="#ee82ee" draw:textarea-horizontal-align="justify" draw:textarea-vertical-align="middle" draw:auto-grow-height="false" fo:min-height="1.782cm" fo:min-width="1.5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svg:stroke-color="#000000" draw:fill-color="#90ee90" draw:textarea-horizontal-align="justify" draw:textarea-vertical-align="middle" draw:auto-grow-height="false" fo:min-height="1.782cm" fo:min-width="1.532cm"/>
      <style:paragraph-properties style:writing-mode="lr-tb"/>
    </style:style>
    <style:style style:name="gr25" style:family="graphic" style:parent-style-name="objectwithoutfill">
      <style:graphic-properties draw:stroke="solid" draw:stroke-dash="Long_20_Dash" svg:stroke-width="0.035cm" svg:stroke-color="#666666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draw:stroke="solid" draw:stroke-dash="Long_20_Dash"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draw:stroke-dash="Long_20_Dash"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Long_20_Dash" svg:stroke-width="0.035cm" svg:stroke-color="#00a93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7cefa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f0e68c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90ee90"/>
      <style:paragraph-properties fo:text-align="center" style:writing-mode="lr-tb"/>
    </style:style>
    <style:style style:name="P9" style:family="paragraph">
      <loext:graphic-properties draw:fill-color="#ee82ee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90ee90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fo:text-shadow="none" fo:font-weight="bold" style:font-size-asian="8pt" style:font-weight-asian="bold" style:font-size-complex="8pt" style:font-weight-complex="bold"/>
    </style:style>
    <style:style style:name="T3" style:family="text">
      <style:text-properties fo:font-size="12pt" style:font-size-asian="8pt" style:font-size-complex="8pt"/>
    </style:style>
    <style:style style:name="T4" style:family="text">
      <style:text-properties fo:font-size="12pt" fo:font-weight="bold" style:font-size-asian="8pt" style:font-weight-asian="bold" style:font-size-complex="8pt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6" draw:id="id36" draw:layer="layout" svg:width="8.763cm" svg:height="2.032cm" svg:x="61.589cm" svg:y="7.189cm">
          <text:p text:style-name="P1">All Registered</text:p>
          <text:p text:style-name="P1"><text:s/>Subjects (n=1172)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8.763cm" svg:height="2.032cm" svg:x="61.589cm" svg:y="12.689cm">
          <text:p text:style-name="P1">Valid Subjects (n=1038)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524cm" svg:height="2.384cm" svg:x="66.131cm" svg:y="9.691cm">
          <draw:text-box>
            <text:p>Clean nominations to people</text:p>
            <text:p>who doesn’t exist in the data</text:p>
            <text:p>( n = 134 )</text:p>
          </draw:text-box>
        </draw:frame>
        <draw:frame draw:style-name="gr3" draw:text-style-name="P5" draw:layer="layout" svg:width="4.507cm" svg:height="1.205cm" svg:x="27.148cm" svg:y="21.944cm">
          <draw:text-box>
            <text:p text:style-name="P4"><text:span text:style-name="T1">STAPH_NAS</text:span><text:span text:style-name="T1">AL_DAY2_FF</text:span><text:span text:style-name="T1">1</text:span><text:span text:style-name="T1"><text:line-break/></text:span><text:span text:style-name="T1">OR</text:span><text:span text:style-name="T1"><text:line-break/></text:span><text:span text:style-name="T1">CONTROL_N</text:span><text:span text:style-name="T1">ASAL_DAY2_</text:span><text:span text:style-name="T1">FF1</text:span></text:p>
          </draw:text-box>
        </draw:frame>
        <draw:custom-shape draw:style-name="gr4" draw:text-style-name="P2" xml:id="id17" draw:id="id17" draw:layer="layout" svg:width="3.048cm" svg:height="2.032cm" svg:x="39.302cm" svg:y="18.492cm">
          <text:p text:style-name="P1">Swab 1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91cm" svg:height="2.965cm" svg:x="23.903cm" svg:y="22.385cm">
          <text:p text:style-name="P1">Nose</text:p>
          <text:p text:style-name="P1">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2" draw:id="id2" draw:layer="layout" svg:width="5.548cm" svg:height="2.032cm" svg:x="12.518cm" svg:y="29.392cm">
          <text:p text:style-name="P1">Valid nose test</text:p>
          <text:p text:style-name="P1">(n = 1028)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4.915cm" svg:height="2.965cm" svg:x="16.335cm" svg:y="34.285cm">
          <text:p text:style-name="P1">Coagulase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7" draw:layer="layout" svg:width="5.457cm" svg:height="0.569cm" svg:x="20.349cm" svg:y="36.445cm">
          <draw:text-box>
            <text:p><text:span text:style-name="T1">STAPH_COAGULASE_NASAL_FF</text:span><text:span text:style-name="T1">1</text:span></text:p>
          </draw:text-box>
        </draw:frame>
        <draw:frame draw:style-name="gr8" draw:text-style-name="P7" draw:layer="layout" svg:width="6.054cm" svg:height="0.569cm" svg:x="4.548cm" svg:y="36.445cm">
          <draw:text-box>
            <text:p><text:span text:style-name="T1">STAPH_COAG_NASAL_ENRICH_FF1</text:span></text:p>
          </draw:text-box>
        </draw:frame>
        <draw:custom-shape draw:style-name="gr9" draw:text-style-name="P8" xml:id="id5" draw:id="id5" draw:layer="layout" svg:width="6.727cm" svg:height="3.937cm" svg:x="22.635cm" svg:y="41.479cm">
          <text:p text:style-name="P1">SWAB 1</text:p>
          <text:p text:style-name="P1">Negative Direct Culture</text:p>
          <text:p text:style-name="P1">Nasal Colonized</text:p>
          <text:p text:style-name="P1">( n = 632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6.727cm" svg:height="3.937cm" svg:x="15.429cm" svg:y="41.479cm">
          <text:p text:style-name="P1">SWAB 1</text:p>
          <text:p text:style-name="P1">Positive Direct Culture</text:p>
          <text:p text:style-name="P1">Nasal Colonized</text:p>
          <text:p text:style-name="P1">( n = 406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23.903cm" svg:y1="23.868cm" svg:x2="15.292cm" svg:y2="29.392cm" draw:start-shape="id1" draw:start-glue-point="5" draw:end-shape="id2" draw:end-glue-point="0" svg:d="M23903 23868h-8611v5524" svg:viewBox="0 0 8612 5525">
          <text:p/>
        </draw:connector>
        <draw:frame draw:style-name="gr12" draw:text-style-name="P11" draw:layer="layout" svg:width="3.3cm" svg:height="0.725cm" svg:x="20.249cm" svg:y="24.145cm">
          <draw:text-box>
            <text:p><text:span text:style-name="T2">Yes</text:span><text:span text:style-name="T3"> (n = 1028)</text:span></text:p>
          </draw:text-box>
        </draw:frame>
        <draw:frame draw:style-name="gr13" draw:text-style-name="P11" draw:layer="layout" svg:width="4.659cm" svg:height="1.199cm" svg:x="28.249cm" svg:y="24.146cm">
          <draw:text-box>
            <text:p><text:span text:style-name="T4">No, non-</text:span><text:span text:style-name="T4">applicab</text:span><text:span text:style-name="T4">le,</text:span></text:p>
            <text:p><text:span text:style-name="T4">or </text:span><text:span text:style-name="T4">Unknow</text:span><text:span text:style-name="T4">n</text:span><text:span text:style-name="T3"> <text:s/>(n = </text:span><text:span text:style-name="T3">10)</text:span></text:p>
          </draw:text-box>
        </draw:frame>
        <draw:connector draw:style-name="gr11" draw:text-style-name="P10" draw:layer="layout" svg:x1="15.292cm" svg:y1="31.424cm" svg:x2="18.793cm" svg:y2="34.285cm" draw:start-shape="id2" draw:start-glue-point="2" draw:end-shape="id3" draw:end-glue-point="4" svg:d="M15292 31424v1430h3501v1431" svg:viewBox="0 0 3502 2862">
          <text:p/>
        </draw:connector>
        <draw:connector draw:style-name="gr11" draw:text-style-name="P10" draw:layer="layout" svg:x1="18.793cm" svg:y1="37.25cm" svg:x2="18.792cm" svg:y2="41.479cm" draw:start-shape="id3" draw:start-glue-point="6" draw:end-shape="id4" draw:end-glue-point="0" svg:d="M18793 37250v2114h-1v2115" svg:viewBox="0 0 2 4230">
          <text:p/>
        </draw:connector>
        <draw:connector draw:style-name="gr11" draw:text-style-name="P10" draw:layer="layout" svg:x1="21.25cm" svg:y1="35.768cm" svg:x2="25.998cm" svg:y2="41.479cm" draw:start-shape="id3" draw:start-glue-point="7" draw:end-shape="id5" draw:end-glue-point="0" svg:d="M21250 35768h4748v5711" svg:viewBox="0 0 4749 5712">
          <text:p/>
        </draw:connector>
        <draw:frame draw:style-name="gr14" draw:text-style-name="P11" draw:layer="layout" svg:width="2.212cm" svg:height="1.199cm" svg:x="16.249cm" svg:y="37.346cm">
          <draw:text-box>
            <text:p><text:span text:style-name="T2">Positive</text:span></text:p>
            <text:p><text:span text:style-name="T3">(n = 406)</text:span></text:p>
          </draw:text-box>
        </draw:frame>
        <draw:frame draw:style-name="gr15" draw:text-style-name="P11" draw:layer="layout" svg:width="3.66cm" svg:height="2.247cm" svg:x="21.107cm" svg:y="33.6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622)</text:span></text:p>
          </draw:text-box>
          <draw:glue-point draw:id="4" svg:x="-3.278cm" svg:y="-4.997cm"/>
        </draw:frame>
        <draw:custom-shape draw:style-name="gr7" draw:text-style-name="P6" xml:id="id6" draw:id="id6" draw:layer="layout" svg:width="4.915cm" svg:height="2.965cm" svg:x="8.935cm" svg:y="34.285cm">
          <text:p text:style-name="P1">Enrichment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8" draw:id="id8" draw:layer="layout" svg:width="6.727cm" svg:height="3.937cm" svg:x="22.635cm" svg:y="45.779cm">
          <draw:glue-point draw:id="4" svg:x="4.776cm" svg:y="-2.372cm"/>
          <text:p text:style-name="P1">SWAB 1</text:p>
          <text:p text:style-name="P1">Negative Enrichment</text:p>
          <text:p text:style-name="P1">Nasal Colonized</text:p>
          <text:p text:style-name="P1">( n = 512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7" draw:id="id7" draw:layer="layout" svg:width="6.727cm" svg:height="3.937cm" svg:x="8.029cm" svg:y="41.479cm">
          <text:p text:style-name="P1">SWAB 1</text:p>
          <text:p text:style-name="P1">Positive Enrichment</text:p>
          <text:p text:style-name="P1">Nasal Colonized</text:p>
          <text:p text:style-name="P1">( n = 526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.393cm" svg:y1="37.25cm" svg:x2="11.392cm" svg:y2="41.479cm" draw:start-shape="id6" draw:start-glue-point="6" draw:end-shape="id7" draw:end-glue-point="0" svg:d="M11393 37250v2114h-1v2115" svg:viewBox="0 0 2 4230">
          <text:p/>
        </draw:connector>
        <draw:frame draw:style-name="gr14" draw:text-style-name="P11" draw:layer="layout" svg:width="2.212cm" svg:height="1.199cm" svg:x="11.749cm" svg:y="37.446cm">
          <draw:text-box>
            <text:p><text:span text:style-name="T2">Positive</text:span></text:p>
            <text:p><text:span text:style-name="T3">(n = 526)</text:span></text:p>
          </draw:text-box>
        </draw:frame>
        <draw:frame draw:style-name="gr15" draw:text-style-name="P11" draw:layer="layout" svg:width="3.66cm" svg:height="2.247cm" svg:x="5.707cm" svg:y="33.5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502)</text:span></text:p>
          </draw:text-box>
        </draw:frame>
        <draw:connector draw:style-name="gr11" draw:text-style-name="P10" draw:layer="layout" draw:line-skew="3.396cm" svg:x1="28.094cm" svg:y1="23.868cm" svg:x2="29.362cm" svg:y2="47.747cm" draw:start-shape="id1" draw:start-glue-point="7" draw:end-shape="id8" draw:end-glue-point="1" svg:d="M28094 23868h5164v23879h-3896" svg:viewBox="0 0 5165 23880">
          <text:p/>
        </draw:connector>
        <draw:connector draw:style-name="gr11" draw:text-style-name="P10" draw:layer="layout" svg:x1="15.292cm" svg:y1="31.424cm" svg:x2="11.393cm" svg:y2="34.285cm" draw:start-shape="id2" draw:start-glue-point="2" draw:end-shape="id6" draw:end-glue-point="4" svg:d="M15292 31424v1430h-3899v1431" svg:viewBox="0 0 3900 2862">
          <text:p/>
        </draw:connector>
        <draw:custom-shape draw:style-name="gr5" draw:text-style-name="P6" xml:id="id9" draw:id="id9" draw:layer="layout" svg:width="4.191cm" svg:height="2.965cm" svg:x="53.012cm" svg:y="22.385cm">
          <text:p text:style-name="P1">Throat</text:p>
          <text:p text:style-name="P1">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0" draw:id="id10" draw:layer="layout" svg:width="5.548cm" svg:height="2.032cm" svg:x="41.627cm" svg:y="29.392cm">
          <text:p text:style-name="P1">Valid throat test</text:p>
          <text:p text:style-name="P1">(n = 1016)</text:p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4.915cm" svg:height="2.965cm" svg:x="45.444cm" svg:y="34.285cm">
          <text:p text:style-name="P1">Coagulase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7" draw:layer="layout" svg:width="5.457cm" svg:height="0.569cm" svg:x="49.458cm" svg:y="36.445cm">
          <draw:text-box>
            <text:p><text:span text:style-name="T1">STAPH_COAGULASE_THROAT_FF1</text:span></text:p>
          </draw:text-box>
        </draw:frame>
        <draw:frame draw:style-name="gr8" draw:text-style-name="P7" draw:layer="layout" svg:width="6.054cm" svg:height="0.569cm" svg:x="33.657cm" svg:y="36.445cm">
          <draw:text-box>
            <text:p><text:span text:style-name="T1">STAPH_COAG_THROAT_ENRICH_FF1</text:span></text:p>
          </draw:text-box>
        </draw:frame>
        <draw:custom-shape draw:style-name="gr9" draw:text-style-name="P8" xml:id="id13" draw:id="id13" draw:layer="layout" svg:width="6.727cm" svg:height="3.937cm" svg:x="51.744cm" svg:y="41.479cm">
          <text:p text:style-name="P1">SWAB 1</text:p>
          <text:p text:style-name="P1">Negative Direct Culture</text:p>
          <text:p text:style-name="P1">Throat Colonized</text:p>
          <text:p text:style-name="P1">( n = 632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12" draw:id="id12" draw:layer="layout" svg:width="6.727cm" svg:height="3.937cm" svg:x="44.538cm" svg:y="41.479cm">
          <text:p text:style-name="P1">SWAB 1</text:p>
          <text:p text:style-name="P1">Positive Direct Culture</text:p>
          <text:p text:style-name="P1">Throat Colonized</text:p>
          <text:p text:style-name="P1">( n = 405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53.012cm" svg:y1="23.868cm" svg:x2="44.401cm" svg:y2="29.392cm" draw:start-shape="id9" draw:start-glue-point="5" draw:end-shape="id10" draw:end-glue-point="0" svg:d="M53012 23868h-8611v5524" svg:viewBox="0 0 8612 5525">
          <text:p/>
        </draw:connector>
        <draw:frame draw:style-name="gr12" draw:text-style-name="P11" draw:layer="layout" svg:width="3.3cm" svg:height="0.725cm" svg:x="49.358cm" svg:y="24.145cm">
          <draw:text-box>
            <text:p><text:span text:style-name="T2">Yes</text:span><text:span text:style-name="T3"> (n = 1016)</text:span></text:p>
          </draw:text-box>
        </draw:frame>
        <draw:frame draw:style-name="gr13" draw:text-style-name="P11" draw:layer="layout" svg:width="4.659cm" svg:height="1.199cm" svg:x="57.358cm" svg:y="24.146cm">
          <draw:text-box>
            <text:p><text:span text:style-name="T4">No, non-applicable,</text:span></text:p>
            <text:p><text:span text:style-name="T4">or Unknown</text:span><text:span text:style-name="T3"> <text:s/>(n = 22)</text:span></text:p>
          </draw:text-box>
        </draw:frame>
        <draw:connector draw:style-name="gr11" draw:text-style-name="P10" draw:layer="layout" svg:x1="44.401cm" svg:y1="31.424cm" svg:x2="47.902cm" svg:y2="34.285cm" draw:start-shape="id10" draw:start-glue-point="2" draw:end-shape="id11" draw:end-glue-point="4" svg:d="M44401 31424v1430h3501v1431" svg:viewBox="0 0 3502 2862">
          <text:p/>
        </draw:connector>
        <draw:connector draw:style-name="gr11" draw:text-style-name="P10" draw:layer="layout" svg:x1="47.902cm" svg:y1="37.25cm" svg:x2="47.901cm" svg:y2="41.479cm" draw:start-shape="id11" draw:start-glue-point="6" draw:end-shape="id12" draw:end-glue-point="0" svg:d="M47902 37250v2114h-1v2115" svg:viewBox="0 0 2 4230">
          <text:p/>
        </draw:connector>
        <draw:connector draw:style-name="gr11" draw:text-style-name="P10" draw:layer="layout" svg:x1="50.359cm" svg:y1="35.768cm" svg:x2="55.107cm" svg:y2="41.479cm" draw:start-shape="id11" draw:start-glue-point="7" draw:end-shape="id13" draw:end-glue-point="0" svg:d="M50359 35768h4748v5711" svg:viewBox="0 0 4749 5712">
          <text:p/>
        </draw:connector>
        <draw:frame draw:style-name="gr14" draw:text-style-name="P11" draw:layer="layout" svg:width="2.212cm" svg:height="1.199cm" svg:x="45.358cm" svg:y="37.346cm">
          <draw:text-box>
            <text:p><text:span text:style-name="T2">Positive</text:span></text:p>
            <text:p><text:span text:style-name="T3">(n = 405)</text:span></text:p>
          </draw:text-box>
        </draw:frame>
        <draw:frame draw:style-name="gr15" draw:text-style-name="P11" draw:layer="layout" svg:width="3.66cm" svg:height="2.247cm" svg:x="50.216cm" svg:y="33.6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633)</text:span></text:p>
          </draw:text-box>
          <draw:glue-point draw:id="4" svg:x="-3.278cm" svg:y="-4.997cm"/>
        </draw:frame>
        <draw:custom-shape draw:style-name="gr7" draw:text-style-name="P6" xml:id="id14" draw:id="id14" draw:layer="layout" svg:width="4.915cm" svg:height="2.965cm" svg:x="38.044cm" svg:y="34.285cm">
          <text:p text:style-name="P1">Enrichment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16" draw:id="id16" draw:layer="layout" svg:width="6.727cm" svg:height="3.937cm" svg:x="51.744cm" svg:y="45.779cm">
          <draw:glue-point draw:id="4" svg:x="4.776cm" svg:y="-2.372cm"/>
          <text:p text:style-name="P1">SWAB 1</text:p>
          <text:p text:style-name="P1">Negative Enrichment</text:p>
          <text:p text:style-name="P1">Throat Colonized</text:p>
          <text:p text:style-name="P1">( n = 298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15" draw:id="id15" draw:layer="layout" svg:width="6.727cm" svg:height="3.937cm" svg:x="37.138cm" svg:y="41.479cm">
          <text:p text:style-name="P1">SWAB 1</text:p>
          <text:p text:style-name="P1">Positive Enrichment</text:p>
          <text:p text:style-name="P1">Throat Colonized</text:p>
          <text:p text:style-name="P1">( n = 740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40.502cm" svg:y1="37.25cm" svg:x2="40.501cm" svg:y2="41.479cm" draw:start-shape="id14" draw:start-glue-point="6" draw:end-shape="id15" draw:end-glue-point="0" svg:d="M40502 37250v2114h-1v2115" svg:viewBox="0 0 2 4230">
          <text:p/>
        </draw:connector>
        <draw:frame draw:style-name="gr14" draw:text-style-name="P11" draw:layer="layout" svg:width="2.212cm" svg:height="1.199cm" svg:x="40.858cm" svg:y="37.446cm">
          <draw:text-box>
            <text:p><text:span text:style-name="T2">Positive</text:span></text:p>
            <text:p><text:span text:style-name="T3">(n = 740)</text:span></text:p>
          </draw:text-box>
        </draw:frame>
        <draw:frame draw:style-name="gr15" draw:text-style-name="P11" draw:layer="layout" svg:width="3.66cm" svg:height="2.247cm" svg:x="34.816cm" svg:y="33.5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276)</text:span></text:p>
          </draw:text-box>
        </draw:frame>
        <draw:connector draw:style-name="gr11" draw:text-style-name="P10" draw:layer="layout" draw:line-skew="3.175cm" svg:x1="57.203cm" svg:y1="23.868cm" svg:x2="58.471cm" svg:y2="47.747cm" draw:start-shape="id9" draw:start-glue-point="7" draw:end-shape="id16" draw:end-glue-point="1" svg:d="M57203 23868h4943v23879h-3675" svg:viewBox="0 0 4944 23880">
          <text:p/>
        </draw:connector>
        <draw:connector draw:style-name="gr11" draw:text-style-name="P10" draw:layer="layout" svg:x1="44.401cm" svg:y1="31.424cm" svg:x2="40.502cm" svg:y2="34.285cm" draw:start-shape="id10" draw:start-glue-point="2" draw:end-shape="id14" draw:end-glue-point="4" svg:d="M44401 31424v1430h-3899v1431" svg:viewBox="0 0 3900 2862">
          <text:p/>
        </draw:connector>
        <draw:connector draw:style-name="gr11" draw:text-style-name="P10" draw:layer="layout" svg:x1="39.302cm" svg:y1="19.508cm" svg:x2="25.999cm" svg:y2="22.385cm" draw:start-shape="id17" draw:start-glue-point="3" draw:end-shape="id1" draw:end-glue-point="4" svg:d="M39302 19508h-13303v2877" svg:viewBox="0 0 13304 2878">
          <text:p/>
        </draw:connector>
        <draw:connector draw:style-name="gr11" draw:text-style-name="P10" draw:layer="layout" svg:x1="42.35cm" svg:y1="19.508cm" svg:x2="55.108cm" svg:y2="22.385cm" draw:start-shape="id17" draw:start-glue-point="1" draw:end-shape="id9" draw:end-glue-point="4" svg:d="M42350 19508h12758v2877" svg:viewBox="0 0 12759 2878">
          <text:p/>
        </draw:connector>
        <draw:custom-shape draw:style-name="gr4" draw:text-style-name="P2" xml:id="id34" draw:id="id34" draw:layer="layout" svg:width="3.048cm" svg:height="2.032cm" svg:x="97.712cm" svg:y="18.492cm">
          <text:p text:style-name="P1">Swab 2</text:p>
          <draw:enhanced-geometry svg:viewBox="0 0 21600 21600" draw:type="rectangle" draw:enhanced-path="M 0 0 L 21600 0 21600 21600 0 21600 0 0 Z N"/>
        </draw:custom-shape>
        <draw:custom-shape draw:style-name="gr5" draw:text-style-name="P6" xml:id="id18" draw:id="id18" draw:layer="layout" svg:width="4.191cm" svg:height="2.965cm" svg:x="82.313cm" svg:y="22.385cm">
          <text:p text:style-name="P1">Nose</text:p>
          <text:p text:style-name="P1">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9" draw:id="id19" draw:layer="layout" svg:width="5.548cm" svg:height="2.032cm" svg:x="70.928cm" svg:y="29.392cm">
          <text:p text:style-name="P1">Valid nose test</text:p>
          <text:p text:style-name="P1">(n = 988)</text:p>
          <draw:enhanced-geometry svg:viewBox="0 0 21600 21600" draw:type="rectangle" draw:enhanced-path="M 0 0 L 21600 0 21600 21600 0 21600 0 0 Z N"/>
        </draw:custom-shape>
        <draw:custom-shape draw:style-name="gr7" draw:text-style-name="P6" xml:id="id20" draw:id="id20" draw:layer="layout" svg:width="4.915cm" svg:height="2.965cm" svg:x="74.745cm" svg:y="34.285cm">
          <text:p text:style-name="P1">Coagulase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7" draw:layer="layout" svg:width="5.457cm" svg:height="0.569cm" svg:x="78.759cm" svg:y="36.445cm">
          <draw:text-box>
            <text:p><text:span text:style-name="T1">STAPH_COAGULASE_NASAL_FF11</text:span></text:p>
          </draw:text-box>
        </draw:frame>
        <draw:frame draw:style-name="gr8" draw:text-style-name="P7" draw:layer="layout" svg:width="6.054cm" svg:height="0.569cm" svg:x="62.958cm" svg:y="36.445cm">
          <draw:text-box>
            <text:p><text:span text:style-name="T1">STAPH_COAG_NASAL_ENRICH_FF1</text:span></text:p>
          </draw:text-box>
        </draw:frame>
        <draw:custom-shape draw:style-name="gr9" draw:text-style-name="P8" xml:id="id22" draw:id="id22" draw:layer="layout" svg:width="6.727cm" svg:height="3.937cm" svg:x="81.045cm" svg:y="41.479cm">
          <text:p text:style-name="P1">SWAB 2</text:p>
          <text:p text:style-name="P1">Negative Direct Culture</text:p>
          <text:p text:style-name="P1">Nasal Colonized</text:p>
          <text:p text:style-name="P1">( n = 662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21" draw:id="id21" draw:layer="layout" svg:width="6.727cm" svg:height="3.937cm" svg:x="73.839cm" svg:y="41.479cm">
          <text:p text:style-name="P1">SWAB 2</text:p>
          <text:p text:style-name="P1">Positive Direct Culture</text:p>
          <text:p text:style-name="P1">Nasal Colonized</text:p>
          <text:p text:style-name="P1">( n = 376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82.313cm" svg:y1="23.868cm" svg:x2="73.702cm" svg:y2="29.392cm" draw:start-shape="id18" draw:start-glue-point="5" draw:end-shape="id19" draw:end-glue-point="0" svg:d="M82313 23868h-8611v5524" svg:viewBox="0 0 8612 5525">
          <text:p/>
        </draw:connector>
        <draw:frame draw:style-name="gr16" draw:text-style-name="P11" draw:layer="layout" svg:width="3.063cm" svg:height="0.725cm" svg:x="78.659cm" svg:y="24.145cm">
          <draw:text-box>
            <text:p><text:span text:style-name="T2">Yes</text:span><text:span text:style-name="T3"> (n = 988)</text:span></text:p>
          </draw:text-box>
        </draw:frame>
        <draw:frame draw:style-name="gr13" draw:text-style-name="P11" draw:layer="layout" svg:width="4.659cm" svg:height="1.199cm" svg:x="86.659cm" svg:y="24.146cm">
          <draw:text-box>
            <text:p><text:span text:style-name="T4">No, non-applicable,</text:span></text:p>
            <text:p><text:span text:style-name="T4">or Unknown</text:span><text:span text:style-name="T3"> <text:s/>(n = 51)</text:span></text:p>
          </draw:text-box>
        </draw:frame>
        <draw:connector draw:style-name="gr11" draw:text-style-name="P10" draw:layer="layout" svg:x1="73.702cm" svg:y1="31.424cm" svg:x2="77.203cm" svg:y2="34.285cm" draw:start-shape="id19" draw:start-glue-point="2" draw:end-shape="id20" draw:end-glue-point="4" svg:d="M73702 31424v1430h3501v1431" svg:viewBox="0 0 3502 2862">
          <text:p/>
        </draw:connector>
        <draw:connector draw:style-name="gr11" draw:text-style-name="P10" draw:layer="layout" svg:x1="77.203cm" svg:y1="37.25cm" svg:x2="77.202cm" svg:y2="41.479cm" draw:start-shape="id20" draw:start-glue-point="6" draw:end-shape="id21" draw:end-glue-point="0" svg:d="M77203 37250v2114h-1v2115" svg:viewBox="0 0 2 4230">
          <text:p/>
        </draw:connector>
        <draw:connector draw:style-name="gr11" draw:text-style-name="P10" draw:layer="layout" svg:x1="79.66cm" svg:y1="35.768cm" svg:x2="84.408cm" svg:y2="41.479cm" draw:start-shape="id20" draw:start-glue-point="7" draw:end-shape="id22" draw:end-glue-point="0" svg:d="M79660 35768h4748v5711" svg:viewBox="0 0 4749 5712">
          <text:p/>
        </draw:connector>
        <draw:frame draw:style-name="gr14" draw:text-style-name="P11" draw:layer="layout" svg:width="2.212cm" svg:height="1.199cm" svg:x="74.659cm" svg:y="37.346cm">
          <draw:text-box>
            <text:p><text:span text:style-name="T2">Positive</text:span></text:p>
            <text:p><text:span text:style-name="T3">(n = 376)</text:span></text:p>
          </draw:text-box>
        </draw:frame>
        <draw:frame draw:style-name="gr15" draw:text-style-name="P11" draw:layer="layout" svg:width="3.66cm" svg:height="2.247cm" svg:x="79.517cm" svg:y="33.6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611)</text:span></text:p>
          </draw:text-box>
          <draw:glue-point draw:id="4" svg:x="-3.278cm" svg:y="-4.997cm"/>
        </draw:frame>
        <draw:custom-shape draw:style-name="gr7" draw:text-style-name="P6" xml:id="id23" draw:id="id23" draw:layer="layout" svg:width="4.915cm" svg:height="2.965cm" svg:x="67.345cm" svg:y="34.285cm">
          <text:p text:style-name="P1">Enrichment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25" draw:id="id25" draw:layer="layout" svg:width="6.727cm" svg:height="3.937cm" svg:x="81.045cm" svg:y="45.779cm">
          <draw:glue-point draw:id="4" svg:x="4.776cm" svg:y="-2.372cm"/>
          <text:p text:style-name="P1">SWAB 2</text:p>
          <text:p text:style-name="P1">Negative Enrichment</text:p>
          <text:p text:style-name="P1">Nasal Colonized</text:p>
          <text:p text:style-name="P1">( n = 519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24" draw:id="id24" draw:layer="layout" svg:width="6.727cm" svg:height="3.937cm" svg:x="66.439cm" svg:y="41.479cm">
          <text:p text:style-name="P1">SWAB 2</text:p>
          <text:p text:style-name="P1">Positive Enrichment</text:p>
          <text:p text:style-name="P1">Nasal Colonized</text:p>
          <text:p text:style-name="P1">( n = 519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69.803cm" svg:y1="37.25cm" svg:x2="69.802cm" svg:y2="41.479cm" draw:start-shape="id23" draw:start-glue-point="6" draw:end-shape="id24" draw:end-glue-point="0" svg:d="M69803 37250v2114h-1v2115" svg:viewBox="0 0 2 4230">
          <text:p/>
        </draw:connector>
        <draw:frame draw:style-name="gr14" draw:text-style-name="P11" draw:layer="layout" svg:width="2.212cm" svg:height="1.199cm" svg:x="70.159cm" svg:y="37.446cm">
          <draw:text-box>
            <text:p><text:span text:style-name="T2">Positive</text:span></text:p>
            <text:p><text:span text:style-name="T3">(n = 519)</text:span></text:p>
          </draw:text-box>
        </draw:frame>
        <draw:frame draw:style-name="gr15" draw:text-style-name="P11" draw:layer="layout" svg:width="3.66cm" svg:height="2.247cm" svg:x="64.117cm" svg:y="33.5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468)</text:span></text:p>
          </draw:text-box>
        </draw:frame>
        <draw:connector draw:style-name="gr11" draw:text-style-name="P10" draw:layer="layout" draw:line-skew="3.279cm" svg:x1="86.504cm" svg:y1="23.868cm" svg:x2="87.772cm" svg:y2="47.747cm" draw:start-shape="id18" draw:start-glue-point="7" draw:end-shape="id25" draw:end-glue-point="1" svg:d="M86504 23868h5047v23879h-3779" svg:viewBox="0 0 5048 23880">
          <text:p/>
        </draw:connector>
        <draw:connector draw:style-name="gr11" draw:text-style-name="P10" draw:layer="layout" svg:x1="73.702cm" svg:y1="31.424cm" svg:x2="69.803cm" svg:y2="34.285cm" draw:start-shape="id19" draw:start-glue-point="2" draw:end-shape="id23" draw:end-glue-point="4" svg:d="M73702 31424v1430h-3899v1431" svg:viewBox="0 0 3900 2862">
          <text:p/>
        </draw:connector>
        <draw:custom-shape draw:style-name="gr5" draw:text-style-name="P6" xml:id="id26" draw:id="id26" draw:layer="layout" svg:width="4.191cm" svg:height="2.965cm" svg:x="111.422cm" svg:y="22.385cm">
          <text:p text:style-name="P1">Throat</text:p>
          <text:p text:style-name="P1">val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27" draw:id="id27" draw:layer="layout" svg:width="5.548cm" svg:height="2.032cm" svg:x="100.037cm" svg:y="29.392cm">
          <text:p text:style-name="P1">Valid throat test</text:p>
          <text:p text:style-name="P1">(n = 976)</text:p>
          <draw:enhanced-geometry svg:viewBox="0 0 21600 21600" draw:type="rectangle" draw:enhanced-path="M 0 0 L 21600 0 21600 21600 0 21600 0 0 Z N"/>
        </draw:custom-shape>
        <draw:custom-shape draw:style-name="gr7" draw:text-style-name="P6" xml:id="id28" draw:id="id28" draw:layer="layout" svg:width="4.915cm" svg:height="2.965cm" svg:x="103.854cm" svg:y="34.285cm">
          <text:p text:style-name="P1">Coagulase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7" draw:layer="layout" svg:width="5.457cm" svg:height="0.569cm" svg:x="107.868cm" svg:y="36.445cm">
          <draw:text-box>
            <text:p><text:span text:style-name="T1">STAPH_COAGULASE_THROAT_FF1</text:span></text:p>
          </draw:text-box>
        </draw:frame>
        <draw:frame draw:style-name="gr8" draw:text-style-name="P7" draw:layer="layout" svg:width="6.054cm" svg:height="0.569cm" svg:x="92.067cm" svg:y="36.445cm">
          <draw:text-box>
            <text:p><text:span text:style-name="T1">STAPH_COAG_THROAT_ENRICH_FF1</text:span></text:p>
          </draw:text-box>
        </draw:frame>
        <draw:custom-shape draw:style-name="gr9" draw:text-style-name="P8" xml:id="id30" draw:id="id30" draw:layer="layout" svg:width="6.727cm" svg:height="3.937cm" svg:x="110.154cm" svg:y="41.479cm">
          <text:p text:style-name="P1">SWAB 2</text:p>
          <text:p text:style-name="P1">Negative Direct Culture</text:p>
          <text:p text:style-name="P1">Throat Colonized</text:p>
          <text:p text:style-name="P1">( n = 808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29" draw:id="id29" draw:layer="layout" svg:width="6.727cm" svg:height="3.937cm" svg:x="102.948cm" svg:y="41.479cm">
          <text:p text:style-name="P1">SWAB 2</text:p>
          <text:p text:style-name="P1">Positive Direct Culture</text:p>
          <text:p text:style-name="P1">Throat Colonized</text:p>
          <text:p text:style-name="P1">( n = 230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111.422cm" svg:y1="23.868cm" svg:x2="102.811cm" svg:y2="29.392cm" draw:start-shape="id26" draw:start-glue-point="5" draw:end-shape="id27" draw:end-glue-point="0" svg:d="M111422 23868h-8611v5524" svg:viewBox="0 0 8612 5525">
          <text:p/>
        </draw:connector>
        <draw:frame draw:style-name="gr16" draw:text-style-name="P11" draw:layer="layout" svg:width="3.063cm" svg:height="0.725cm" svg:x="107.768cm" svg:y="24.145cm">
          <draw:text-box>
            <text:p><text:span text:style-name="T2">Yes</text:span><text:span text:style-name="T3"> (n = 976)</text:span></text:p>
          </draw:text-box>
        </draw:frame>
        <draw:frame draw:style-name="gr13" draw:text-style-name="P11" draw:layer="layout" svg:width="4.659cm" svg:height="1.199cm" svg:x="115.768cm" svg:y="24.146cm">
          <draw:text-box>
            <text:p><text:span text:style-name="T4">No, non-applicable,</text:span></text:p>
            <text:p><text:span text:style-name="T4">or Unknown</text:span><text:span text:style-name="T3"> <text:s/>(n = 63)</text:span></text:p>
          </draw:text-box>
        </draw:frame>
        <draw:connector draw:style-name="gr11" draw:text-style-name="P10" draw:layer="layout" svg:x1="102.811cm" svg:y1="31.424cm" svg:x2="106.312cm" svg:y2="34.285cm" draw:start-shape="id27" draw:start-glue-point="2" draw:end-shape="id28" draw:end-glue-point="4" svg:d="M102811 31424v1430h3501v1431" svg:viewBox="0 0 3502 2862">
          <text:p/>
        </draw:connector>
        <draw:connector draw:style-name="gr11" draw:text-style-name="P10" draw:layer="layout" svg:x1="106.312cm" svg:y1="37.25cm" svg:x2="106.311cm" svg:y2="41.479cm" draw:start-shape="id28" draw:start-glue-point="6" draw:end-shape="id29" draw:end-glue-point="0" svg:d="M106312 37250v2114h-1v2115" svg:viewBox="0 0 2 4230">
          <text:p/>
        </draw:connector>
        <draw:connector draw:style-name="gr11" draw:text-style-name="P10" draw:layer="layout" svg:x1="108.769cm" svg:y1="35.768cm" svg:x2="113.517cm" svg:y2="41.479cm" draw:start-shape="id28" draw:start-glue-point="7" draw:end-shape="id30" draw:end-glue-point="0" svg:d="M108769 35768h4748v5711" svg:viewBox="0 0 4749 5712">
          <text:p/>
        </draw:connector>
        <draw:frame draw:style-name="gr14" draw:text-style-name="P11" draw:layer="layout" svg:width="2.212cm" svg:height="1.199cm" svg:x="103.768cm" svg:y="37.346cm">
          <draw:text-box>
            <text:p><text:span text:style-name="T2">Positive</text:span></text:p>
            <text:p><text:span text:style-name="T3">(n = 230)</text:span></text:p>
          </draw:text-box>
        </draw:frame>
        <draw:frame draw:style-name="gr15" draw:text-style-name="P11" draw:layer="layout" svg:width="3.66cm" svg:height="2.247cm" svg:x="108.626cm" svg:y="33.6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745)</text:span></text:p>
          </draw:text-box>
          <draw:glue-point draw:id="4" svg:x="-3.278cm" svg:y="-4.997cm"/>
        </draw:frame>
        <draw:custom-shape draw:style-name="gr7" draw:text-style-name="P6" xml:id="id31" draw:id="id31" draw:layer="layout" svg:width="4.915cm" svg:height="2.965cm" svg:x="96.454cm" svg:y="34.285cm">
          <text:p text:style-name="P1">Enrichment</text:p>
          <text:p text:style-name="P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33" draw:id="id33" draw:layer="layout" svg:width="6.727cm" svg:height="3.937cm" svg:x="110.154cm" svg:y="45.779cm">
          <draw:glue-point draw:id="4" svg:x="4.776cm" svg:y="-2.372cm"/>
          <text:p text:style-name="P1">SWAB 2</text:p>
          <text:p text:style-name="P1">Negative Enrichment</text:p>
          <text:p text:style-name="P1">Throat Colonized</text:p>
          <text:p text:style-name="P1">( n = 498 )</text:p>
          <draw:enhanced-geometry svg:viewBox="0 0 21600 21600" draw:type="rectangle" draw:enhanced-path="M 0 0 L 21600 0 21600 21600 0 21600 0 0 Z N"/>
        </draw:custom-shape>
        <draw:custom-shape draw:style-name="gr10" draw:text-style-name="P9" xml:id="id32" draw:id="id32" draw:layer="layout" svg:width="6.727cm" svg:height="3.937cm" svg:x="95.548cm" svg:y="41.479cm">
          <text:p text:style-name="P1">SWAB 2</text:p>
          <text:p text:style-name="P1">Positive Enrichment<text:line-break/>Throat Colonized</text:p>
          <text:p text:style-name="P1">( n = 540 )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98.912cm" svg:y1="37.25cm" svg:x2="98.911cm" svg:y2="41.479cm" draw:start-shape="id31" draw:start-glue-point="6" draw:end-shape="id32" draw:end-glue-point="0" svg:d="M98912 37250v2114h-1v2115" svg:viewBox="0 0 2 4230">
          <text:p/>
        </draw:connector>
        <draw:frame draw:style-name="gr14" draw:text-style-name="P11" draw:layer="layout" svg:width="2.212cm" svg:height="1.199cm" svg:x="99.268cm" svg:y="37.446cm">
          <draw:text-box>
            <text:p><text:span text:style-name="T2">Positive</text:span></text:p>
            <text:p><text:span text:style-name="T3">(n = 540)</text:span></text:p>
          </draw:text-box>
        </draw:frame>
        <draw:frame draw:style-name="gr15" draw:text-style-name="P11" draw:layer="layout" svg:width="3.66cm" svg:height="2.247cm" svg:x="93.226cm" svg:y="33.593cm">
          <draw:text-box>
            <text:p><text:span text:style-name="T2">Negative,</text:span></text:p>
            <text:p><text:span text:style-name="T2">Non-applicable,</text:span></text:p>
            <text:p><text:span text:style-name="T2">Uknown.</text:span></text:p>
            <text:p><text:span text:style-name="T3">(n = 435)</text:span></text:p>
          </draw:text-box>
        </draw:frame>
        <draw:connector draw:style-name="gr11" draw:text-style-name="P10" draw:layer="layout" draw:line-skew="3.38cm" svg:x1="115.613cm" svg:y1="23.868cm" svg:x2="116.881cm" svg:y2="47.747cm" draw:start-shape="id26" draw:start-glue-point="7" draw:end-shape="id33" draw:end-glue-point="1" svg:d="M115613 23868h5148v23879h-3880" svg:viewBox="0 0 5149 23880">
          <text:p/>
        </draw:connector>
        <draw:connector draw:style-name="gr11" draw:text-style-name="P10" draw:layer="layout" svg:x1="102.811cm" svg:y1="31.424cm" svg:x2="98.912cm" svg:y2="34.285cm" draw:start-shape="id27" draw:start-glue-point="2" draw:end-shape="id31" draw:end-glue-point="4" svg:d="M102811 31424v1430h-3899v1431" svg:viewBox="0 0 3900 2862">
          <text:p/>
        </draw:connector>
        <draw:connector draw:style-name="gr11" draw:text-style-name="P10" draw:layer="layout" svg:x1="97.712cm" svg:y1="19.508cm" svg:x2="84.409cm" svg:y2="22.385cm" draw:start-shape="id34" draw:start-glue-point="3" draw:end-shape="id18" draw:end-glue-point="4" svg:d="M97712 19508h-13303v2877" svg:viewBox="0 0 13304 2878">
          <text:p/>
        </draw:connector>
        <draw:connector draw:style-name="gr11" draw:text-style-name="P10" draw:layer="layout" svg:x1="100.76cm" svg:y1="19.508cm" svg:x2="113.518cm" svg:y2="22.385cm" draw:start-shape="id34" draw:start-glue-point="1" draw:end-shape="id26" draw:end-glue-point="4" svg:d="M100760 19508h12758v2877" svg:viewBox="0 0 12759 2878">
          <text:p/>
        </draw:connector>
        <draw:connector draw:style-name="gr11" draw:text-style-name="P10" draw:layer="layout" svg:x1="70.352cm" svg:y1="13.705cm" svg:x2="99.236cm" svg:y2="18.492cm" draw:start-shape="id35" draw:start-glue-point="1" draw:end-shape="id34" draw:end-glue-point="0" svg:d="M70352 13705h28884v4787" svg:viewBox="0 0 28885 4788">
          <text:p/>
        </draw:connector>
        <draw:connector draw:style-name="gr11" draw:text-style-name="P10" draw:layer="layout" svg:x1="61.589cm" svg:y1="13.705cm" svg:x2="40.826cm" svg:y2="18.492cm" draw:start-shape="id35" draw:start-glue-point="3" draw:end-shape="id17" draw:end-glue-point="0" svg:d="M61589 13705h-20763v4787" svg:viewBox="0 0 20764 4788">
          <text:p/>
        </draw:connector>
        <draw:connector draw:style-name="gr11" draw:text-style-name="P10" draw:layer="layout" svg:x1="65.97cm" svg:y1="9.221cm" svg:x2="65.97cm" svg:y2="12.689cm" draw:start-shape="id36" draw:start-glue-point="2" draw:end-shape="id35" draw:end-glue-point="0" svg:d="M65970 9221v3468" svg:viewBox="0 0 1 3469">
          <text:p/>
        </draw:connector>
        <draw:connector draw:style-name="gr11" draw:text-style-name="P10" draw:layer="layout" draw:line-skew="3.38cm" svg:x1="115.613cm" svg:y1="23.868cm" svg:x2="116.881cm" svg:y2="43.447cm" draw:start-shape="id26" draw:start-glue-point="7" draw:end-shape="id30" draw:end-glue-point="1" svg:d="M115613 23868h5148v19579h-3880" svg:viewBox="0 0 5149 19580">
          <text:p/>
        </draw:connector>
        <draw:connector draw:style-name="gr11" draw:text-style-name="P10" draw:layer="layout" draw:line-skew="3.279cm" svg:x1="86.504cm" svg:y1="23.868cm" svg:x2="87.772cm" svg:y2="43.447cm" draw:start-shape="id18" draw:start-glue-point="7" draw:end-shape="id22" draw:end-glue-point="1" svg:d="M86504 23868h5047v19579h-3779" svg:viewBox="0 0 5048 19580">
          <text:p/>
        </draw:connector>
        <draw:connector draw:style-name="gr11" draw:text-style-name="P10" draw:layer="layout" draw:line-skew="3.175cm" svg:x1="57.203cm" svg:y1="23.868cm" svg:x2="58.471cm" svg:y2="43.447cm" draw:start-shape="id9" draw:start-glue-point="7" draw:end-shape="id13" draw:end-glue-point="1" svg:d="M57203 23868h4943v19579h-3675" svg:viewBox="0 0 4944 19580">
          <text:p/>
        </draw:connector>
        <draw:connector draw:style-name="gr11" draw:text-style-name="P10" draw:layer="layout" draw:line-skew="3.396cm" svg:x1="28.094cm" svg:y1="23.868cm" svg:x2="29.362cm" svg:y2="43.447cm" draw:start-shape="id1" draw:start-glue-point="7" draw:end-shape="id5" draw:end-glue-point="1" svg:d="M28094 23868h5164v19579h-3896" svg:viewBox="0 0 5165 19580">
          <text:p/>
        </draw:connector>
        <draw:custom-shape draw:style-name="gr10" draw:text-style-name="P9" xml:id="id38" draw:id="id38" draw:layer="layout" svg:width="6.727cm" svg:height="3.937cm" svg:x="8.129cm" svg:y="68.079cm">
          <text:p text:style-name="P1">Positive Enrichment</text:p>
          <text:p text:style-name="P1">Persistent Nasal</text:p>
          <text:p text:style-name="P1">Carrier</text:p>
          <text:p text:style-name="P1">( n = 442 )</text:p>
          <draw:enhanced-geometry svg:viewBox="0 0 21600 21600" draw:type="rectangle" draw:enhanced-path="M 0 0 L 21600 0 21600 21600 0 21600 0 0 Z N"/>
        </draw:custom-shape>
        <draw:custom-shape draw:style-name="gr9" draw:text-style-name="P8" xml:id="id39" draw:id="id39" draw:layer="layout" svg:width="6.727cm" svg:height="3.937cm" svg:x="22.635cm" svg:y="68.079cm">
          <draw:glue-point draw:id="4" svg:x="4.776cm" svg:y="-2.372cm"/>
          <text:p text:style-name="P12">Negative Enrichment</text:p>
          <text:p text:style-name="P12">Persistent Nasal</text:p>
          <text:p text:style-name="P12">Carrier</text:p>
          <text:p text:style-name="P12">( n = 596 )</text:p>
          <draw:enhanced-geometry svg:viewBox="0 0 21600 21600" draw:type="rectangle" draw:enhanced-path="M 0 0 L 21600 0 21600 21600 0 21600 0 0 Z N"/>
        </draw:custom-shape>
        <draw:custom-shape draw:style-name="gr7" draw:text-style-name="P6" xml:id="id37" draw:id="id37" draw:layer="layout" svg:width="4.915cm" svg:height="2.965cm" svg:x="16.335cm" svg:y="62.285cm">
          <text:p text:style-name="P1">Both</text:p>
          <text:p text:style-name="P1">Positiv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0" draw:layer="layout" svg:x1="16.335cm" svg:y1="63.768cm" svg:x2="11.492cm" svg:y2="68.079cm" draw:start-shape="id37" draw:start-glue-point="5" draw:end-shape="id38" draw:end-glue-point="0" svg:d="M16335 63768h-4843v4311" svg:viewBox="0 0 4844 4312">
          <text:p/>
        </draw:connector>
        <draw:connector draw:style-name="gr11" draw:text-style-name="P10" draw:layer="layout" svg:x1="21.25cm" svg:y1="63.768cm" svg:x2="25.998cm" svg:y2="68.079cm" draw:start-shape="id37" draw:start-glue-point="7" draw:end-shape="id39" draw:end-glue-point="0" svg:d="M21250 63768h4748v4311" svg:viewBox="0 0 4749 4312">
          <text:p/>
        </draw:connector>
        <draw:frame draw:style-name="gr16" draw:text-style-name="P11" draw:layer="layout" svg:width="3.063cm" svg:height="0.725cm" svg:x="12.949cm" svg:y="64.146cm">
          <draw:text-box>
            <text:p><text:span text:style-name="T2">Ye</text:span><text:span text:style-name="T2">s</text:span><text:span text:style-name="T3"> </text:span><text:span text:style-name="T3">(n </text:span><text:span text:style-name="T3">= </text:span><text:span text:style-name="T3">44</text:span><text:span text:style-name="T3">2)</text:span></text:p>
          </draw:text-box>
        </draw:frame>
        <draw:frame draw:style-name="gr17" draw:text-style-name="P11" draw:layer="layout" svg:width="2.894cm" svg:height="0.725cm" svg:x="21.45cm" svg:y="64.247cm">
          <draw:text-box>
            <text:p><text:span text:style-name="T4">No</text:span><text:span text:style-name="T3"> (n = 596)</text:span></text:p>
          </draw:text-box>
        </draw:frame>
        <draw:custom-shape draw:style-name="gr10" draw:text-style-name="P9" xml:id="id41" draw:id="id41" draw:layer="layout" svg:width="6.727cm" svg:height="3.937cm" svg:x="66.529cm" svg:y="68.079cm">
          <text:p text:style-name="P1">Positive Direct Culture</text:p>
          <text:p text:style-name="P1">Persistent Nasal</text:p>
          <text:p text:style-name="P1">Carrier</text:p>
          <text:p text:style-name="P1">( n = 315 )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2" draw:id="id42" draw:layer="layout" svg:width="6.727cm" svg:height="3.937cm" svg:x="81.035cm" svg:y="68.079cm">
          <draw:glue-point draw:id="4" svg:x="4.776cm" svg:y="-2.372cm"/>
          <text:p text:style-name="P12">Negative Direct Culture</text:p>
          <text:p text:style-name="P12">Persistent Nasal</text:p>
          <text:p text:style-name="P12">Carrier</text:p>
          <text:p text:style-name="P12">( n = 723 )</text:p>
          <draw:enhanced-geometry svg:viewBox="0 0 21600 21600" draw:type="rectangle" draw:enhanced-path="M 0 0 L 21600 0 21600 21600 0 21600 0 0 Z N"/>
        </draw:custom-shape>
        <draw:custom-shape draw:style-name="gr7" draw:text-style-name="P6" xml:id="id40" draw:id="id40" draw:layer="layout" svg:width="4.915cm" svg:height="2.965cm" svg:x="74.735cm" svg:y="62.285cm">
          <text:p text:style-name="P1">Both</text:p>
          <text:p text:style-name="P1">Positiv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0" draw:layer="layout" svg:x1="74.735cm" svg:y1="63.768cm" svg:x2="69.892cm" svg:y2="68.079cm" draw:start-shape="id40" draw:start-glue-point="5" draw:end-shape="id41" draw:end-glue-point="0" svg:d="M74735 63768h-4843v4311" svg:viewBox="0 0 4844 4312">
          <text:p/>
        </draw:connector>
        <draw:connector draw:style-name="gr11" draw:text-style-name="P10" draw:layer="layout" svg:x1="79.65cm" svg:y1="63.768cm" svg:x2="84.398cm" svg:y2="68.079cm" draw:start-shape="id40" draw:start-glue-point="7" draw:end-shape="id42" draw:end-glue-point="0" svg:d="M79650 63768h4748v4311" svg:viewBox="0 0 4749 4312">
          <text:p/>
        </draw:connector>
        <draw:frame draw:style-name="gr16" draw:text-style-name="P11" draw:layer="layout" svg:width="3.063cm" svg:height="0.725cm" svg:x="71.349cm" svg:y="64.146cm">
          <draw:text-box>
            <text:p><text:span text:style-name="T2">Yes</text:span><text:span text:style-name="T3"> (n = 315)</text:span></text:p>
          </draw:text-box>
        </draw:frame>
        <draw:frame draw:style-name="gr17" draw:text-style-name="P11" draw:layer="layout" svg:width="2.894cm" svg:height="0.725cm" svg:x="79.85cm" svg:y="64.247cm">
          <draw:text-box>
            <text:p><text:span text:style-name="T4">No</text:span><text:span text:style-name="T3"> (n = 723)</text:span></text:p>
          </draw:text-box>
        </draw:frame>
        <draw:frame draw:style-name="gr19" draw:text-style-name="P5" draw:layer="layout" svg:width="4.718cm" svg:height="1.205cm" svg:x="56.349cm" svg:y="21.945cm">
          <draw:text-box>
            <text:p text:style-name="P4"><text:span text:style-name="T1">STAPH_THROAT_DAY2_FF1</text:span><text:span text:style-name="T1"><text:line-break/></text:span><text:span text:style-name="T1">OR</text:span><text:span text:style-name="T1"><text:line-break/></text:span><text:span text:style-name="T1">CONTROL_THROAT_DAY2_FF1</text:span></text:p>
          </draw:text-box>
        </draw:frame>
        <draw:frame draw:style-name="gr20" draw:text-style-name="P5" draw:layer="layout" svg:width="4.642cm" svg:height="1.205cm" svg:x="85.949cm" svg:y="21.946cm">
          <draw:text-box>
            <text:p text:style-name="P4"><text:span text:style-name="T1">STAPH_NASAL_DAY2_FF11</text:span><text:span text:style-name="T1"><text:line-break/></text:span><text:span text:style-name="T1">OR</text:span><text:span text:style-name="T1"><text:line-break/></text:span><text:span text:style-name="T1">CONTROL_NASAL_DAY2_FF11</text:span></text:p>
          </draw:text-box>
        </draw:frame>
        <draw:frame draw:style-name="gr21" draw:text-style-name="P5" draw:layer="layout" svg:width="4.854cm" svg:height="1.205cm" svg:x="115.149cm" svg:y="21.947cm">
          <draw:text-box>
            <text:p text:style-name="P4"><text:span text:style-name="T1">STAPH_THROAT</text:span><text:span text:style-name="T1">_DAY2_FF11</text:span><text:span text:style-name="T1"><text:line-break/></text:span><text:span text:style-name="T1">OR</text:span><text:span text:style-name="T1"><text:line-break/></text:span><text:span text:style-name="T1">CONTROL_THR</text:span><text:span text:style-name="T1">OAT_DAY2_FF11</text:span></text:p>
          </draw:text-box>
        </draw:frame>
        <draw:custom-shape draw:style-name="gr10" draw:text-style-name="P9" xml:id="id44" draw:id="id44" draw:layer="layout" svg:width="6.727cm" svg:height="3.937cm" svg:x="37.129cm" svg:y="68.079cm">
          <text:p text:style-name="P1">Positive Enrichment</text:p>
          <text:p text:style-name="P1">Persistent Throat</text:p>
          <text:p text:style-name="P1">Carrier</text:p>
          <text:p text:style-name="P1">( n = 488 )</text:p>
          <draw:enhanced-geometry svg:viewBox="0 0 21600 21600" draw:type="rectangle" draw:enhanced-path="M 0 0 L 21600 0 21600 21600 0 21600 0 0 Z N"/>
        </draw:custom-shape>
        <draw:custom-shape draw:style-name="gr9" draw:text-style-name="P13" xml:id="id45" draw:id="id45" draw:layer="layout" svg:width="6.727cm" svg:height="3.937cm" svg:x="51.735cm" svg:y="68.079cm">
          <draw:glue-point draw:id="4" svg:x="4.776cm" svg:y="-2.372cm"/>
          <text:p text:style-name="P12">Negative Enrichment</text:p>
          <text:p text:style-name="P12">Persistent Nasal</text:p>
          <text:p text:style-name="P12">Carrier</text:p>
          <text:p text:style-name="P12">( n = 550 )</text:p>
          <draw:enhanced-geometry svg:viewBox="0 0 21600 21600" draw:type="rectangle" draw:enhanced-path="M 0 0 L 21600 0 21600 21600 0 21600 0 0 Z N"/>
        </draw:custom-shape>
        <draw:custom-shape draw:style-name="gr7" draw:text-style-name="P6" xml:id="id43" draw:id="id43" draw:layer="layout" svg:width="4.915cm" svg:height="2.965cm" svg:x="45.035cm" svg:y="62.285cm">
          <text:p text:style-name="P1">Both</text:p>
          <text:p text:style-name="P1">Positiv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0" draw:layer="layout" svg:x1="45.035cm" svg:y1="63.768cm" svg:x2="40.492cm" svg:y2="68.079cm" draw:start-shape="id43" draw:start-glue-point="5" draw:end-shape="id44" draw:end-glue-point="0" svg:d="M45035 63768h-4543v4311" svg:viewBox="0 0 4544 4312">
          <text:p/>
        </draw:connector>
        <draw:connector draw:style-name="gr11" draw:text-style-name="P10" draw:layer="layout" svg:x1="49.95cm" svg:y1="63.768cm" svg:x2="55.098cm" svg:y2="68.079cm" draw:start-shape="id43" draw:start-glue-point="7" draw:end-shape="id45" draw:end-glue-point="0" svg:d="M49950 63768h5148v4311" svg:viewBox="0 0 5149 4312">
          <text:p/>
        </draw:connector>
        <draw:frame draw:style-name="gr16" draw:text-style-name="P11" draw:layer="layout" svg:width="3.063cm" svg:height="0.725cm" svg:x="41.649cm" svg:y="64.146cm">
          <draw:text-box>
            <text:p><text:span text:style-name="T2">Yes</text:span><text:span text:style-name="T3"> (n = 488)</text:span></text:p>
          </draw:text-box>
        </draw:frame>
        <draw:frame draw:style-name="gr17" draw:text-style-name="P11" draw:layer="layout" svg:width="2.894cm" svg:height="0.725cm" svg:x="50.15cm" svg:y="64.247cm">
          <draw:text-box>
            <text:p><text:span text:style-name="T4">No</text:span><text:span text:style-name="T3"> (n = 550)</text:span></text:p>
          </draw:text-box>
        </draw:frame>
        <draw:custom-shape draw:style-name="gr10" draw:text-style-name="P9" xml:id="id47" draw:id="id47" draw:layer="layout" svg:width="6.727cm" svg:height="3.937cm" svg:x="95.629cm" svg:y="68.079cm">
          <text:p text:style-name="P1">Positive Direct Culture</text:p>
          <text:p text:style-name="P1">Persistent Throat</text:p>
          <text:p text:style-name="P1">Carrier</text:p>
          <text:p text:style-name="P1">( n = 135 )</text:p>
          <draw:enhanced-geometry svg:viewBox="0 0 21600 21600" draw:type="rectangle" draw:enhanced-path="M 0 0 L 21600 0 21600 21600 0 21600 0 0 Z N"/>
        </draw:custom-shape>
        <draw:custom-shape draw:style-name="gr9" draw:text-style-name="P13" xml:id="id48" draw:id="id48" draw:layer="layout" svg:width="6.727cm" svg:height="3.937cm" svg:x="110.135cm" svg:y="68.079cm">
          <draw:glue-point draw:id="4" svg:x="4.776cm" svg:y="-2.372cm"/>
          <text:p text:style-name="P12">Negative Enrichment</text:p>
          <text:p text:style-name="P12">Persistent Nasal</text:p>
          <text:p text:style-name="P12">Carrier</text:p>
          <text:p text:style-name="P12">( n = 903 )</text:p>
          <draw:enhanced-geometry svg:viewBox="0 0 21600 21600" draw:type="rectangle" draw:enhanced-path="M 0 0 L 21600 0 21600 21600 0 21600 0 0 Z N"/>
        </draw:custom-shape>
        <draw:custom-shape draw:style-name="gr7" draw:text-style-name="P6" xml:id="id46" draw:id="id46" draw:layer="layout" svg:width="4.915cm" svg:height="2.965cm" svg:x="103.835cm" svg:y="62.285cm">
          <text:p text:style-name="P1">Both</text:p>
          <text:p text:style-name="P1">Positiv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0" draw:layer="layout" svg:x1="103.835cm" svg:y1="63.768cm" svg:x2="98.992cm" svg:y2="68.079cm" draw:start-shape="id46" draw:start-glue-point="5" draw:end-shape="id47" draw:end-glue-point="0" svg:d="M103835 63768h-4843v4311" svg:viewBox="0 0 4844 4312">
          <text:p/>
        </draw:connector>
        <draw:connector draw:style-name="gr11" draw:text-style-name="P10" draw:layer="layout" svg:x1="108.75cm" svg:y1="63.768cm" svg:x2="113.498cm" svg:y2="68.079cm" draw:start-shape="id46" draw:start-glue-point="7" draw:end-shape="id48" draw:end-glue-point="0" svg:d="M108750 63768h4748v4311" svg:viewBox="0 0 4749 4312">
          <text:p/>
        </draw:connector>
        <draw:frame draw:style-name="gr16" draw:text-style-name="P11" draw:layer="layout" svg:width="3.063cm" svg:height="0.725cm" svg:x="100.449cm" svg:y="64.146cm">
          <draw:text-box>
            <text:p><text:span text:style-name="T2">Yes</text:span><text:span text:style-name="T3"> (n = 135)</text:span></text:p>
          </draw:text-box>
        </draw:frame>
        <draw:frame draw:style-name="gr17" draw:text-style-name="P11" draw:layer="layout" svg:width="2.894cm" svg:height="0.725cm" svg:x="108.95cm" svg:y="64.247cm">
          <draw:text-box>
            <text:p><text:span text:style-name="T4">No</text:span><text:span text:style-name="T3"> (n = 903)</text:span></text:p>
          </draw:text-box>
        </draw:frame>
        <draw:custom-shape draw:style-name="gr22" draw:text-style-name="P9" draw:layer="layout" svg:width="2.032cm" svg:height="2.032cm" svg:x="2.401cm" svg:y="2.27cm">
          <text:p text:style-name="P1"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24.171cm" svg:height="1.119cm" svg:x="5.107cm" svg:y="2.932cm">
          <draw:text-box>
            <text:p text:style-name="P14"><text:span text:style-name="T5">Staphylococcus </text:span><text:span text:style-name="T5">Aureus present, </text:span><text:span text:style-name="T5">either colonized or </text:span><text:span text:style-name="T5">persistent carrier</text:span></text:p>
          </draw:text-box>
        </draw:frame>
        <draw:custom-shape draw:style-name="gr24" draw:text-style-name="P8" draw:layer="layout" svg:width="2.032cm" svg:height="2.032cm" svg:x="2.401cm" svg:y="4.97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2.681cm" svg:height="1.119cm" svg:x="5.107cm" svg:y="5.632cm">
          <draw:text-box>
            <text:p text:style-name="P14"><text:span text:style-name="T5">S</text:span><text:span text:style-name="T5">t</text:span><text:span text:style-name="T5">a</text:span><text:span text:style-name="T5">p</text:span><text:span text:style-name="T5">h</text:span><text:span text:style-name="T5">y</text:span><text:span text:style-name="T5">l</text:span><text:span text:style-name="T5">o</text:span><text:span text:style-name="T5">c</text:span><text:span text:style-name="T5">o</text:span><text:span text:style-name="T5">c</text:span><text:span text:style-name="T5">c</text:span><text:span text:style-name="T5">u</text:span><text:span text:style-name="T5">s </text:span><text:span text:style-name="T5">A</text:span><text:span text:style-name="T5">u</text:span><text:span text:style-name="T5">r</text:span><text:span text:style-name="T5">e</text:span><text:span text:style-name="T5">u</text:span><text:span text:style-name="T5">s </text:span><text:span text:style-name="T5">n</text:span><text:span text:style-name="T5">o</text:span><text:span text:style-name="T5">t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/text:p>
          </draw:text-box>
        </draw:frame>
        <draw:connector draw:style-name="gr25" draw:text-style-name="P10" draw:layer="layout" draw:line-skew="-2.812cm" svg:x1="47.901cm" svg:y1="45.416cm" svg:x2="106.292cm" svg:y2="62.285cm" draw:start-shape="id12" draw:start-glue-point="2" draw:end-shape="id46" draw:end-glue-point="0" svg:d="M47901 45416v5622h58391v11247" svg:viewBox="0 0 58392 16870">
          <text:p/>
        </draw:connector>
        <draw:connector draw:style-name="gr25" draw:text-style-name="P10" draw:layer="layout" svg:x1="106.311cm" svg:y1="45.416cm" svg:x2="106.293cm" svg:y2="62.285cm" draw:start-shape="id29" draw:start-glue-point="2" draw:end-shape="id46" draw:end-glue-point="4" svg:d="M106311 45416v8434h-18v8435" svg:viewBox="0 0 19 16870">
          <text:p/>
        </draw:connector>
        <draw:connector draw:style-name="gr26" draw:text-style-name="P10" draw:layer="layout" draw:line-skew="-0.526cm" svg:x1="18.792cm" svg:y1="45.416cm" svg:x2="77.193cm" svg:y2="62.285cm" draw:start-shape="id4" draw:start-glue-point="2" draw:end-shape="id40" draw:end-glue-point="4" svg:d="M18792 45416v7908h58401v8961" svg:viewBox="0 0 58402 16870">
          <text:p/>
        </draw:connector>
        <draw:connector draw:style-name="gr26" draw:text-style-name="P10" draw:layer="layout" svg:x1="77.202cm" svg:y1="45.416cm" svg:x2="77.193cm" svg:y2="62.285cm" draw:start-shape="id21" draw:start-glue-point="2" draw:end-shape="id40" draw:end-glue-point="4" svg:d="M77202 45416v8434h-9v8435" svg:viewBox="0 0 10 16870">
          <text:p/>
        </draw:connector>
        <draw:connector draw:style-name="gr27" draw:text-style-name="P10" draw:layer="layout" draw:line-skew="1.887cm" svg:x1="69.802cm" svg:y1="45.416cm" svg:x2="18.793cm" svg:y2="62.285cm" draw:start-shape="id24" draw:start-glue-point="2" draw:end-shape="id37" draw:end-glue-point="4" svg:d="M69802 45416v10321h-51009v6548" svg:viewBox="0 0 51010 16870">
          <text:p/>
        </draw:connector>
        <draw:connector draw:style-name="gr27" draw:text-style-name="P10" draw:layer="layout" draw:line-skew="1.887cm" svg:x1="11.392cm" svg:y1="45.416cm" svg:x2="18.793cm" svg:y2="62.285cm" draw:start-shape="id7" draw:start-glue-point="2" draw:end-shape="id37" draw:end-glue-point="4" svg:d="M11392 45416v10321h7401v6548" svg:viewBox="0 0 7402 16870">
          <text:p/>
        </draw:connector>
        <draw:connector draw:style-name="gr28" draw:text-style-name="P10" draw:layer="layout" draw:line-skew="4.173cm" svg:x1="40.501cm" svg:y1="45.416cm" svg:x2="47.493cm" svg:y2="62.285cm" draw:start-shape="id15" draw:start-glue-point="2" draw:end-shape="id43" draw:end-glue-point="4" svg:d="M40501 45416v12607h6992v4262" svg:viewBox="0 0 6993 16870">
          <text:p/>
        </draw:connector>
        <draw:connector draw:style-name="gr28" draw:text-style-name="P10" draw:layer="layout" draw:line-skew="4.173cm" svg:x1="98.911cm" svg:y1="45.416cm" svg:x2="47.493cm" svg:y2="62.285cm" draw:start-shape="id32" draw:start-glue-point="2" draw:end-shape="id43" draw:end-glue-point="4" svg:d="M98911 45416v12607h-51418v4262" svg:viewBox="0 0 51419 16870">
          <text:p/>
        </draw:connector>
        <draw:connector draw:style-name="gr11" draw:text-style-name="P10" draw:layer="layout" draw:line-skew="-3.733cm" svg:x1="8.935cm" svg:y1="35.768cm" svg:x2="22.635cm" svg:y2="47.747cm" draw:start-shape="id6" draw:start-glue-point="5" draw:end-shape="id8" draw:end-glue-point="3" svg:d="M8935 35768h-4235v11979h17935" svg:viewBox="0 0 17936 11980">
          <text:p/>
        </draw:connector>
        <draw:connector draw:style-name="gr11" draw:text-style-name="P10" draw:layer="layout" draw:line-skew="-3.733cm" svg:x1="38.044cm" svg:y1="35.768cm" svg:x2="51.744cm" svg:y2="47.747cm" draw:start-shape="id14" draw:start-glue-point="5" draw:end-shape="id16" draw:end-glue-point="3" svg:d="M38044 35768h-4235v11979h17935" svg:viewBox="0 0 17936 11980">
          <text:p/>
        </draw:connector>
        <draw:connector draw:style-name="gr11" draw:text-style-name="P10" draw:layer="layout" draw:line-skew="-3.733cm" svg:x1="67.345cm" svg:y1="35.768cm" svg:x2="81.045cm" svg:y2="47.747cm" draw:start-shape="id23" draw:start-glue-point="5" draw:end-shape="id25" draw:end-glue-point="3" svg:d="M67345 35768h-4235v11979h17935" svg:viewBox="0 0 17936 11980">
          <text:p/>
        </draw:connector>
        <draw:connector draw:style-name="gr11" draw:text-style-name="P10" draw:layer="layout" draw:line-skew="-3.733cm" svg:x1="96.454cm" svg:y1="35.768cm" svg:x2="110.154cm" svg:y2="47.747cm" draw:start-shape="id31" draw:start-glue-point="5" draw:end-shape="id33" draw:end-glue-point="3" svg:d="M96454 35768h-4235v11979h17935" svg:viewBox="0 0 17936 119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.686cm" fo:page-height="80.4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3:46:41.980100532</meta:creation-date>
    <dc:date>2022-06-13T09:46:29.870588253</dc:date>
    <meta:editing-duration>P1DT8H48M43S</meta:editing-duration>
    <meta:editing-cycles>20</meta:editing-cycles>
    <meta:generator>LibreOffice/6.4.7.2$Linux_X86_64 LibreOffice_project/40$Build-2</meta:generator>
    <meta:document-statistic meta:object-count="156"/>
  </office:meta>
</office:document-meta>
</file>